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Serif" svg:font-family="'Liberation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Liberation sans-Serif" officeooo:rsid="0011923f" officeooo:paragraph-rsid="0011923f"/>
    </style:style>
    <style:style style:name="P2" style:family="paragraph" style:parent-style-name="Text_20_body">
      <style:text-properties style:font-name="Liberation sans-Serif" officeooo:rsid="0011923f" officeooo:paragraph-rsid="00178cbe"/>
    </style:style>
    <style:style style:name="P3" style:family="paragraph" style:parent-style-name="Text_20_body">
      <style:text-properties style:font-name="Liberation sans-Serif" officeooo:rsid="00125eee" officeooo:paragraph-rsid="00164f31"/>
    </style:style>
    <style:style style:name="P4" style:family="paragraph" style:parent-style-name="Text_20_body">
      <style:text-properties style:font-name="Liberation sans-Serif" officeooo:rsid="00125eee" officeooo:paragraph-rsid="002632c7"/>
    </style:style>
    <style:style style:name="P5" style:family="paragraph" style:parent-style-name="Text_20_body">
      <style:text-properties style:font-name="Liberation sans-Serif" officeooo:rsid="00125eee" officeooo:paragraph-rsid="00125eee"/>
    </style:style>
    <style:style style:name="P6" style:family="paragraph" style:parent-style-name="Text_20_body" style:list-style-name="L2">
      <style:text-properties style:font-name="Liberation sans-Serif" officeooo:rsid="00125eee" officeooo:paragraph-rsid="001d6109"/>
    </style:style>
    <style:style style:name="P7" style:family="paragraph" style:parent-style-name="Text_20_body" style:list-style-name="L2">
      <style:text-properties style:font-name="Liberation sans-Serif" officeooo:rsid="00125eee" officeooo:paragraph-rsid="00125eee"/>
    </style:style>
    <style:style style:name="P8" style:family="paragraph" style:parent-style-name="Text_20_body">
      <style:text-properties style:font-name="Liberation sans-Serif" fo:font-weight="bold" officeooo:rsid="0020989c" officeooo:paragraph-rsid="0020989c" style:font-weight-asian="bold" style:font-weight-complex="bold"/>
    </style:style>
    <style:style style:name="P9" style:family="paragraph" style:parent-style-name="Text_20_body" style:list-style-name="L3">
      <style:text-properties style:font-name="Liberation sans-Serif" fo:font-weight="bold" officeooo:rsid="00125eee" officeooo:paragraph-rsid="0020989c" style:font-weight-asian="bold" style:font-weight-complex="bold"/>
    </style:style>
    <style:style style:name="P10" style:family="paragraph" style:parent-style-name="Text_20_body">
      <style:text-properties style:font-name="Liberation sans-Serif" fo:font-weight="bold" officeooo:rsid="00125eee" officeooo:paragraph-rsid="0020989c" style:font-weight-asian="bold" style:font-weight-complex="bold"/>
    </style:style>
    <style:style style:name="P11" style:family="paragraph" style:parent-style-name="Text_20_body">
      <style:paragraph-properties fo:text-align="center" style:justify-single-word="false"/>
      <style:text-properties style:font-name="Liberation sans-Serif" fo:font-size="18pt" fo:font-weight="bold" officeooo:rsid="002632c7" officeooo:paragraph-rsid="002632c7"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style:font-name="Liberation sans-Serif" fo:font-size="18pt" fo:font-weight="bold" officeooo:rsid="002632c7" officeooo:paragraph-rsid="00283214" style:font-size-asian="18pt" style:font-weight-asian="bold" style:font-size-complex="18pt" style:font-weight-complex="bold"/>
    </style:style>
    <style:style style:name="P13" style:family="paragraph" style:parent-style-name="Text_20_body">
      <style:paragraph-properties fo:text-align="center" style:justify-single-word="false"/>
      <style:text-properties style:font-name="Liberation sans-Serif" fo:font-size="18pt" fo:font-weight="bold" officeooo:rsid="0029d66a" officeooo:paragraph-rsid="0029d66a" style:font-size-asian="18pt" style:font-weight-asian="bold" style:font-size-complex="18pt" style:font-weight-complex="bold"/>
    </style:style>
    <style:style style:name="P14" style:family="paragraph" style:parent-style-name="Text_20_body">
      <style:text-properties style:font-name="Liberation sans-Serif" fo:font-size="14pt" fo:font-weight="normal" officeooo:rsid="00125eee" officeooo:paragraph-rsid="00125eee" style:font-size-asian="14pt" style:font-weight-asian="normal" style:font-size-complex="14pt" style:font-weight-complex="normal"/>
    </style:style>
    <style:style style:name="P15" style:family="paragraph" style:parent-style-name="Text_20_body">
      <style:paragraph-properties fo:text-align="start" style:justify-single-word="false"/>
      <style:text-properties style:font-name="Liberation sans-Serif" fo:font-size="12pt" fo:font-weight="normal" officeooo:rsid="0024164e" officeooo:paragraph-rsid="00283214" style:font-size-asian="12pt" style:font-weight-asian="normal" style:font-size-complex="12pt" style:font-weight-complex="normal"/>
    </style:style>
    <style:style style:name="P16" style:family="paragraph" style:parent-style-name="Text_20_body" style:list-style-name="L4">
      <style:paragraph-properties fo:text-align="start" style:justify-single-word="false"/>
      <style:text-properties style:font-name="Liberation sans-Serif" fo:font-size="12pt" fo:font-weight="normal" officeooo:rsid="00283214" officeooo:paragraph-rsid="00283214"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Liberation sans-Serif" fo:font-size="12pt" fo:font-weight="normal" officeooo:rsid="00283214" officeooo:paragraph-rsid="00283214"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Liberation sans-Serif" fo:font-size="12pt" fo:font-weight="normal" officeooo:rsid="0029d66a" officeooo:paragraph-rsid="0029d66a" style:font-size-asian="10.5pt" style:font-weight-asian="normal" style:font-size-complex="12pt" style:font-weight-complex="normal"/>
    </style:style>
    <style:style style:name="P19" style:family="paragraph" style:parent-style-name="Text_20_body">
      <style:paragraph-properties fo:break-before="page"/>
      <style:text-properties style:font-name="Liberation sans-Serif" fo:font-size="14pt" fo:font-weight="normal" officeooo:rsid="00125eee" officeooo:paragraph-rsid="00125eee" style:font-size-asian="14pt" style:font-weight-asian="normal" style:font-size-complex="14pt" style:font-weight-complex="normal"/>
    </style:style>
    <style:style style:name="P20" style:family="paragraph" style:parent-style-name="Header">
      <style:text-properties style:font-name="Liberation sans-Serif" officeooo:rsid="0011923f" officeooo:paragraph-rsid="0011923f"/>
    </style:style>
    <style:style style:name="T1" style:family="text">
      <style:text-properties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style="italic" fo:font-weight="bold" officeooo:rsid="0011923f" style:font-style-asian="italic" style:font-weight-asian="bold" style:font-style-complex="italic" style:font-weight-complex="bold"/>
    </style:style>
    <style:style style:name="T4" style:family="text">
      <style:text-properties officeooo:rsid="00130be7"/>
    </style:style>
    <style:style style:name="T5" style:family="text">
      <style:text-properties fo:color="#ce181e" fo:font-weight="bold" style:font-weight-asian="bold" style:font-weight-complex="bold"/>
    </style:style>
    <style:style style:name="T6" style:family="text">
      <style:text-properties fo:color="#00bfff" fo:font-weight="bold" style:font-weight-asian="bold" style:font-weight-complex="bold"/>
    </style:style>
    <style:style style:name="T7" style:family="text">
      <style:text-properties fo:color="#ccbe00" fo:font-weight="bold" style:font-weight-asian="bold" style:font-weight-complex="bold"/>
    </style:style>
    <style:style style:name="T8" style:family="text">
      <style:text-properties fo:color="#72bf44" fo:font-weight="bold" style:font-weight-asian="bold" style:font-weight-complex="bold"/>
    </style:style>
    <style:style style:name="T9" style:family="text">
      <style:text-properties officeooo:rsid="001b86bc"/>
    </style:style>
    <style:style style:name="T10" style:family="text">
      <style:text-properties officeooo:rsid="001d6109"/>
    </style:style>
    <style:style style:name="T11" style:family="text">
      <style:text-properties officeooo:rsid="001e59b1"/>
    </style:style>
    <style:style style:name="T12" style:family="text">
      <style:text-properties fo:font-weight="normal" officeooo:rsid="0020989c" style:font-weight-asian="normal" style:font-weight-complex="normal"/>
    </style:style>
    <style:style style:name="T13" style:family="text">
      <style:text-properties fo:font-weight="normal" officeooo:rsid="00224801" style:font-weight-asian="normal" style:font-weight-complex="normal"/>
    </style:style>
    <style:style style:name="T14" style:family="text">
      <style:text-properties fo:font-weight="normal" officeooo:rsid="0024164e" style:font-weight-asian="normal" style:font-weight-complex="normal"/>
    </style:style>
    <style:style style:name="T15" style:family="text">
      <style:text-properties fo:font-weight="normal" officeooo:rsid="002632c7" style:font-weight-asian="normal" style:font-weight-complex="normal"/>
    </style:style>
    <style:style style:name="T16" style:family="text">
      <style:text-properties officeooo:rsid="0011923f"/>
    </style:style>
    <style:style style:name="T17" style:family="text">
      <style:text-properties officeooo:rsid="002632c7"/>
    </style:style>
    <style:style style:name="T18" style:family="text">
      <style:text-properties officeooo:rsid="002832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anuel suivant explique comment utiliser le programme pour jouer à Hanabi.</text:p>
      <text:p text:style-name="P11"/>
      <text:p text:style-name="P11">BUT DU JEU</text:p>
      <text:p text:style-name="P11"/>
      <text:p text:style-name="P3">Hanabi est un jeu coopératif, c’est-à-dire un jeu dans lequel les joueurs ne s’affrontent pas mais font équipe pour atteindre un objectif commun. Ils interprètent ici des artificiers distraits qui ont mélangé par mégarde les poudres, mèches et fusées d’un grand feu d’artifice. La représentation va commencer et c’est un peu la panique. Il leur faudra s’entraider pour que le spectacle ne tourne pas à la catastrophe !</text:p>
      <text:p text:style-name="P4">Le <text:s/>but <text:s/>des <text:s/>artificiers <text:s/>est <text:s/>de <text:s/>composer <text:s/>5 <text:s/>feux <text:s/>d’artifice, un de chaque couleur (<text:span text:style-name="T2">blanc</text:span>,<text:span text:style-name="T5">rouge</text:span>,<text:span text:style-name="T6">bleu</text:span>,<text:span text:style-name="T7">jaune</text:span>,<text:span text:style-name="T8">vert</text:span>), <text:s/>en <text:s/>constituant <text:s/>des <text:s/>suites <text:s/>croissantes <text:s/>(1, 2, 3, 4, 5) avec des cartes de même couleur.</text:p>
      <text:p text:style-name="P11"/>
      <text:p text:style-name="P11"/>
      <text:p text:style-name="P11">DEROULEMENT DU JEU</text:p>
      <text:p text:style-name="P11"/>
      <text:p text:style-name="P4"><text:span text:style-name="T16">Tout d’abord, le programme doit être lancé avec la commande </text:span><text:span text:style-name="T3">java -jar Hanabi.jar</text:span></text:p>
      <text:p text:style-name="P4"><text:span text:style-name="T3"/></text:p>
      <text:p text:style-name="P2">Puis le jeu se lance et affiche le menu de sélection du nombre de joueurs.</text:p>
      <text:p text:style-name="P2"><text:span text:style-name="T9">Entrez</text:span> le nombre de joueurs pour la partie (jusqu’à un maximum de 5) et le jeu lancera la partie.</text:p>
      <text:p text:style-name="P14"/>
      <text:p text:style-name="P19"/>
      <text:p text:style-name="P14">C’est au tour du joueur 1 !</text:p>
      <text:p text:style-name="P5">Les actions possibles vont s’afficher, il faut écrire le <text:span text:style-name="T11">chiffre </text:span>correspondant <text:span text:style-name="T11">au mot </text:span>pour faire l’action voulue.</text:p>
      <text:p text:style-name="P5">Les actions possibles sont :</text:p>
      <text:list xml:id="list2739922084" text:style-name="L2">
        <text:list-item>
          <text:p text:style-name="P6"><text:span text:style-name="T10">Engage a card</text:span> :<text:line-break/><text:span text:style-name="T4">Jouez une carte !<text:line-break/></text:span>Entrez le numéro de la carte à <text:span text:style-name="T4">jouer.<text:line-break/>Si elle est jouable elle s’ajoutera à la pile de sa couleur.<text:line-break/>Sinon, elle sera défaussée et un jeton rouge s’ajoutera au compteur !<text:line-break/>Au bout de 3 jetons rouge, c’est perdu et le score est de 0 !</text:span></text:p>
        </text:list-item>
        <text:list-item>
          <text:p text:style-name="P7"><text:span text:style-name="T10">Give a tips</text:span>(coûte 1 jeton bleu) :<text:line-break/>Cela affiche la main des autres joueurs et vous demande à quel joueur vous voulez donner un indice.<text:line-break/>Entrez le numéro du joueur, puis choisissez de donner un indice sur une valeur ou une couleur. Enfin, choisissez la valeur/couleur à révéler !</text:p>
        </text:list-item>
        <text:list-item>
          <text:p text:style-name="P7"><text:span text:style-name="T10">D</text:span>iscard (donne 1 jeton bleu) :<text:line-break/>Cela vous permet de gagner un jeton bleu, au prix d’une carte !<text:line-break/>Entrez le numéro de la carte à défausser, puis d<text:span text:style-name="T4">i</text:span>tes-lui au revoir…</text:p>
        </text:list-item>
      </text:list>
      <text:p text:style-name="P8">Voici le déroulement des actions :</text:p>
      <text:list xml:id="list2528734516" text:style-name="L3">
        <text:list-item>
          <text:p text:style-name="P9"><text:span text:style-name="T10">Engage a card</text:span> :<text:line-break/><text:span text:style-name="T15">Entrez l’index de la carte que vous voulez jouer.<text:line-break/>Le jeu va alors retourner la carte et l’afficher, vous devrez alors entrer le numéro de la couleur de la carte l’y ajouter.</text:span></text:p>
        </text:list-item>
        <text:list-item>
          <text:p text:style-name="P9"><text:span text:style-name="T10">Give a tips</text:span> :<text:line-break/><text:span text:style-name="T12">Choisissez si vous voulez donner un indice concernant la valeur des cartes ou la couleur entrant le chiffre de l’option correspondante.<text:line-break/>Le jeu affiche alors les choix possibles et vous devrez à nouveau entrez le chiffre de l’option correspondante.<text:line-break/></text:span><text:span text:style-name="T13">Puis le jeu montre les index des cartes </text:span><text:span text:style-name="T14">du type choisi.</text:span></text:p>
        </text:list-item>
        <text:list-item>
          <text:p text:style-name="P9"><text:span text:style-name="T10">D</text:span>iscard :<text:line-break/><text:span text:style-name="T14">Entrez l’index de la carte à défausser et vous l’échangerez contre une nouvelle carte.<text:line-break/>Attention : Chaque nouvelle carte est placée en dernier donc à l’index 4.</text:span></text:p>
        </text:list-item>
      </text:list>
      <text:p text:style-name="P10"><text:span text:style-name="T14"/></text:p>
      <text:p text:style-name="P10"><text:soft-page-break/><text:span text:style-name="T14"/></text:p>
      <text:p text:style-name="P12"><text:span text:style-name="T18">FIN D’UNE PARTIE</text:span></text:p>
      <text:p text:style-name="P12"/>
      <text:p text:style-name="P15"><text:span text:style-name="T18">Une partie peut se terminer de trois façons différentes :</text:span></text:p>
      <text:list xml:id="list3678687102" text:style-name="L4">
        <text:list-item>
          <text:p text:style-name="P16">Quand les 5 couleurs sont complétées, vous gagnez avec le score maximum de 25 points !</text:p>
        </text:list-item>
        <text:list-item>
          <text:p text:style-name="P16">Quand la pioche est vide, le score sera calculé automatiquement, en fonction de la plus haute valeur de chaque couleur.</text:p>
        </text:list-item>
        <text:list-item>
          <text:p text:style-name="P16">Quand vous atteignez 3 jetons rouges, c’est une catastrophe et vous avez 0 points.</text:p>
        </text:list-item>
      </text:list>
      <text:p text:style-name="P17"/>
      <text:p text:style-name="P13">BONUS</text:p>
      <text:p text:style-name="P18">Quand une couleur est complétée, vous gagnez un jeton bleu ! Incroyable !<text:line-break/>(Si le nombre maximum de jetons bleus est atteint ce bonus est per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Serif" svg:font-family="'Liberation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Serif" officeooo:rsid="0011923f" officeooo:paragraph-rsid="0011923f"/>
    </style:style>
    <style:style style:name="MT1" style:family="text">
      <style:text-properties fo:font-size="15pt" fo:font-weight="bold" style:font-size-asian="15pt" style:font-weight-asian="bold" style:font-size-complex="15pt" style:font-weight-complex="bold"/>
    </style:style>
    <style:style style:name="MT2" style:family="text">
      <style:text-properties officeooo:rsid="002632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NICOME Saravanane<text:tab/><text:span text:style-name="MT1">Projet Hanabi</text:span></text:p>
        <text:p text:style-name="MP1">THIEBAUD Jeremy<text:tab/><text:span text:style-name="MT1">Manuel de l’utilisateur</text:span></text:p>
      </style:header>
      <style:footer>
        <text:p text:style-name="Footer"><text:span text:style-name="MT2"><text:page-number text:select-page="current">1</text:page-number></text:span><text:span text:style-name="MT2">/</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17:49:07.337930642</meta:creation-date>
    <meta:generator>LibreOffice/6.0.7.3$Linux_X86_64 LibreOffice_project/00m0$Build-3</meta:generator>
    <dc:date>2020-05-31T22:48:12.061426888</dc:date>
    <meta:editing-duration>PT19H48M</meta:editing-duration>
    <meta:editing-cycles>13</meta:editing-cycles>
    <meta:document-statistic meta:table-count="0" meta:image-count="0" meta:object-count="0" meta:page-count="3" meta:paragraph-count="28" meta:word-count="562" meta:character-count="3158" meta:non-whitespace-character-count="2618"/>
  </office:meta>
</office:document-meta>
</file>